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_20__28_user_29_">
      <style:text-properties style:font-name="Verdana" fo:font-size="10pt" fo:font-style="italic" fo:background-color="transparent" style:font-size-asian="10pt" style:font-style-asian="italic" style:font-size-complex="10pt" style:font-style-complex="italic"/>
    </style:style>
    <style:style style:name="P2" style:family="paragraph" style:parent-style-name="Standard_20__28_user_29_">
      <style:text-properties style:font-name="Verdana" fo:font-size="10pt" fo:font-weight="normal" fo:background-color="transparent" style:font-size-asian="10pt" style:font-weight-asian="normal" style:font-size-complex="10pt" style:font-weight-complex="normal"/>
    </style:style>
    <style:style style:name="P3" style:family="paragraph" style:parent-style-name="Standard_20__28_user_29_">
      <style:text-properties style:font-name="Verdana" fo:font-size="10pt" fo:background-color="transparent" style:font-size-asian="10pt" style:font-size-complex="10pt"/>
    </style:style>
    <style:style style:name="P4" style:family="paragraph" style:parent-style-name="Standard_20__28_user_29_">
      <style:text-properties style:font-name="Verdana" fo:font-size="10pt" fo:font-weight="bold" fo:background-color="transparent" style:font-size-asian="10pt" style:font-weight-asian="bold" style:font-size-complex="10pt" style:font-weight-complex="bold"/>
    </style:style>
    <style:style style:name="P5" style:family="paragraph" style:parent-style-name="Standard">
      <style:text-properties style:font-name="Verdana" fo:font-size="10pt" fo:background-color="transparent" style:font-size-asian="10pt" style:font-size-complex="10pt"/>
    </style:style>
    <style:style style:name="P6" style:family="paragraph" style:parent-style-name="Standard" style:list-style-name="L4">
      <style:text-properties style:font-name="Verdana" fo:font-size="10pt" fo:background-color="transparent" style:font-size-asian="10pt" style:font-size-complex="10pt"/>
    </style:style>
    <style:style style:name="P7" style:family="paragraph" style:parent-style-name="Standard" style:list-style-name="L7">
      <style:text-properties style:font-name="Verdana" fo:font-size="10pt" fo:background-color="transparent" style:font-size-asian="10pt" style:font-size-complex="10pt"/>
    </style:style>
    <style:style style:name="P8" style:family="paragraph" style:parent-style-name="Standard">
      <style:text-properties style:font-name="Verdana" fo:font-size="14pt" fo:background-color="transparent" style:font-size-asian="14pt" style:font-size-complex="14pt"/>
    </style:style>
    <style:style style:name="P9" style:family="paragraph" style:parent-style-name="Standard" style:list-style-name="L7">
      <style:paragraph-properties>
        <style:tab-stops/>
      </style:paragraph-properties>
    </style:style>
    <style:style style:name="P10" style:family="paragraph" style:parent-style-name="Standard_20__28_user_29_">
      <style:text-properties style:font-name="Verdana" fo:font-size="10pt" fo:background-color="transparent" style:font-size-asian="10pt" style:font-size-complex="10pt"/>
    </style:style>
    <style:style style:name="P11" style:family="paragraph" style:parent-style-name="Standard_20__28_user_29_" style:master-page-name="Standard">
      <style:paragraph-properties style:page-number="auto"/>
      <style:text-properties style:font-name="Verdana" fo:font-size="14pt" fo:font-weight="bold" fo:background-color="transparent" style:font-size-asian="14pt" style:font-weight-asian="bold" style:font-size-complex="14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font-name="Verdana"/>
    </style:style>
    <style:style style:name="T6" style:family="text">
      <style:text-properties style:font-weight-asian="bold"/>
    </style:style>
    <style:style style:name="T7" style:family="text">
      <style:text-properties style:font-weight-complex="bold"/>
    </style:style>
    <style:style style:name="T8" style:family="text">
      <style:text-properties fo:font-size="10pt"/>
    </style:style>
    <style:style style:name="T9" style:family="text">
      <style:text-properties fo:background-color="transparent"/>
    </style:style>
    <style:style style:name="T10" style:family="text">
      <style:text-properties style:font-size-asian="10pt"/>
    </style:style>
    <style:style style:name="T11" style:family="text">
      <style:text-properties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 <text:s/>TAP! <text:s/>GATHER! </text:p>
      <text:p text:style-name="P2">The VineKing is a great multitasker! Are you?</text:p>
      <text:p text:style-name="P2"/>
      <text:p text:style-name="P3">You are the last VineKing! Your planet has been destroyed by a cataclysmic event! <text:s/>Use the power of the VineKing to bring life back to your planet!</text:p>
      <text:p text:style-name="P3"/>
      <text:p text:style-name="P3">Challenge yourself with the frantic and fun VineKing! <text:span text:style-name="T2">DRAW! TAP! GATHER! </text:span><text:s/>That's what it's all about! Sounds simple, right? It is! The challenge comes in Multitasking! The unique gameplay takes the simplest of tasks and combines them to create an extremely fun and challenging experience! As the last VineKing, experience heart pumping action as you travel through over 30 increasingly more challenging levels in a journey to bring life back to the entire planet! </text:p>
      <text:p text:style-name="P3"/>
      <text:p text:style-name="P4">DRAW!</text:p>
      <text:p text:style-name="P3">Draw lines to smash through the Lava Rock that has covered your planet so life can regrow and flourish!</text:p>
      <text:p text:style-name="P3"/>
      <text:p text:style-name="P4">TAP!</text:p>
      <text:p text:style-name="P3">Tap monsters to defeat them and protect the VineKing from danger! </text:p>
      <text:p text:style-name="P3"/>
      <text:p text:style-name="P4">GATHER!</text:p>
      <text:p text:style-name="P3">Gather seeds to help regrow the entire planet!</text:p>
      <text:p text:style-name="P3"/>
      <text:p text:style-name="P3">~~~~~~~~~~~~~~~~~~~~~~~~~~~~~~~~~~~~~~~~~~~~~~~~~~~~~~~~~~~~</text:p>
      <text:p text:style-name="P3">Recommended Devices – iPhone 3gs, iPhone 4, iPod touch 3<text:span text:style-name="T4">rd</text:span> gen, iPod touch 4<text:span text:style-name="T4">rd</text:span> gen, <text:s/>iPad, and iPad 2.</text:p>
      <text:p text:style-name="P3">~~~~~~~~~~~~~~~~~~~~~~~~~~~~~~~~~~~~~~~~~~~~~~~~~~~~~~~~~~~~</text:p>
      <text:p text:style-name="P3"/>
      <text:p text:style-name="P8"><text:span text:style-name="T2">FEATURES:</text:span></text:p>
      <text:p text:style-name="P5"><text:span text:style-name="T2"/></text:p>
      <text:list xml:id="list31386806" text:style-name="L7">
        <text:list-item>
          <text:p text:style-name="P9">Fun, furious, and frantic gameplay!</text:p>
          <text:p text:style-name="P7">Enjoy the rush of VineKing! Draw! Tap! Gather! A simple and frantic game! <text:s/>A quick pick up and play experience with a real challenge! </text:p>
          <text:p text:style-name="P7"><text:span text:style-name="T2"/></text:p>
        </text:list-item>
        <text:list-item>
          <text:p text:style-name="P7"><text:span text:style-name="T2">Over 30 increasingly more challenging levels.</text:span></text:p>
          <text:p text:style-name="P7">At first it might be easy, but each level gets progressively more challenging! Each level is a hand crafted experience!</text:p>
          <text:p text:style-name="P7"><text:span text:style-name="T2"/></text:p>
        </text:list-item>
        <text:list-item>
          <text:p text:style-name="P7"><text:span text:style-name="T2">Game Center Support.</text:span></text:p>
          <text:p text:style-name="P7">Over 60 achievements to earn!</text:p>
          <text:p text:style-name="P7"><text:span text:style-name="T2"/></text:p>
        </text:list-item>
        <text:list-item>
          <text:p text:style-name="P7"><text:span text:style-name="T2">Simple upgrade system with 18 levels of character upgrades.</text:span></text:p>
          <text:p text:style-name="P7">As you play, invest rewards to reach new heights of power!</text:p>
          <text:p text:style-name="P7"><text:span text:style-name="T2"/></text:p>
        </text:list-item>
        <text:list-item>
          <text:p text:style-name="P7"><text:span text:style-name="T2">Beautiful hand-drawn graphics.</text:span></text:p>
          <text:p text:style-name="P7">A mystical and magical world from the minds of the Pixel Vandals, this a true visual delight!</text:p>
          <text:p text:style-name="P7"><text:span text:style-name="T2"/></text:p>
        </text:list-item>
        <text:list-item>
          <text:p text:style-name="P7"><text:span text:style-name="T2">Unique Boss Levels!</text:span></text:p>
          <text:p text:style-name="P7"><text:span text:style-name="T3">Big bosses with big attitude! Can you stop them?</text:span></text:p>
          <text:p text:style-name="P7"><text:span text:style-name="T2"/></text:p>
        </text:list-item>
        <text:list-item>
          <text:p text:style-name="P7"><text:span text:style-name="T2">A Host of Enemies</text:span></text:p>
          <text:p text:style-name="P7"><text:span text:style-name="T3">Different enemy types with different abilities. Can you deal with them all?</text:span></text:p>
        </text:list-item>
      </text:list>
      <text:list xml:id="list31297857" text:style-name="L4">
        <text:list-header>
          <text:p text:style-name="P6"/>
        </text:list-header>
      </text:list>
      <text:p text:style-name="P3"/>
      <text:p text:style-name="P1"><text:soft-page-break/><text:tab/>“My world was once a place of lush green, a kingdom of life and beauty. But now it lies as <text:tab/>only a dark shadow of its once glorious splendor. Shattered by the comet that came from <text:tab/>the heavens, its molten core burst upon on the lands and twisted the planet into a place <text:tab/>of soot and darkness.</text:p>
      <text:p text:style-name="P1"/>
      <text:p text:style-name="P1"><text:tab/>With the power of the VineKings, I must rebuild our kingdom. I will set forth against this <text:tab/>unknown darkness and prevail over whatever forces may oppose me. I will regrow all the <text:tab/>lands, and they will give birth to a new generation of Vinelings and eventually a new <text:tab/>VineKing to take my place. I will reclaim our planet!</text:p>
      <text:p text:style-name="P1"/>
      <text:p text:style-name="P1"><text:tab/>I am the last VineKing. My journey begins here.”</text:p>
      <text:p text:style-name="P1"/>
      <text:p text:style-name="P1"><text:tab/>~the last Vine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en" fo:country="US" style:letter-kerning="true" style:font-name-asian="Arial Unicode MS1" style:font-size-asian="12pt" style:font-name-complex="Times New Roman" style:font-size-complex="12pt" style:language-complex="ar" style:country-complex="SA"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ichard Skala</meta:initial-creator>
    <meta:creation-date>2011-05-25T19:05:00</meta:creation-date>
    <dc:date>2011-05-31T12:02:29.51</dc:date>
    <meta:editing-duration>PT04H19M30S</meta:editing-duration>
    <meta:editing-cycles>29</meta:editing-cycles>
    <meta:generator>OpenOffice.org/3.2$Win32 OpenOffice.org_project/320m12$Build-9483</meta:generator>
    <meta:document-statistic meta:table-count="0" meta:image-count="0" meta:object-count="0" meta:page-count="2" meta:paragraph-count="32" meta:word-count="435" meta:character-count="2603"/>
    <meta:user-defined meta:name="Info 1"/>
    <meta:user-defined meta:name="Info 2"/>
    <meta:user-defined meta:name="Info 3"/>
    <meta:user-defined meta:name="Info 4"/>
  </office:meta>
</office:document-meta>
</file>